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0" style:family="table">
      <style:table-properties style:width="16.695cm" table:align="margins" style:writing-mode="lr-tb"/>
    </style:style>
    <style:style style:name="Tabla20.A" style:family="table-column">
      <style:table-column-properties style:column-width="16.695cm" style:rel-column-width="65535*"/>
    </style:style>
    <style:style style:name="Tabla20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9" style:family="table">
      <style:table-properties style:width="16.695cm" table:align="margins" style:writing-mode="lr-tb"/>
    </style:style>
    <style:style style:name="Tabla29.A" style:family="table-column">
      <style:table-column-properties style:column-width="16.695cm" style:rel-column-width="65535*"/>
    </style:style>
    <style:style style:name="Tabla2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8" style:family="table">
      <style:table-properties style:width="16.695cm" table:align="margins" style:writing-mode="lr-tb"/>
    </style:style>
    <style:style style:name="Tabla28.A" style:family="table-column">
      <style:table-column-properties style:column-width="16.695cm" style:rel-column-width="65535*"/>
    </style:style>
    <style:style style:name="Tabla2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7" style:family="table">
      <style:table-properties style:width="16.695cm" table:align="margins" style:writing-mode="lr-tb"/>
    </style:style>
    <style:style style:name="Tabla27.A" style:family="table-column">
      <style:table-column-properties style:column-width="16.695cm" style:rel-column-width="65535*"/>
    </style:style>
    <style:style style:name="Tabla2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6" style:family="table">
      <style:table-properties style:width="16.695cm" table:align="margins" style:writing-mode="lr-tb"/>
    </style:style>
    <style:style style:name="Tabla26.A" style:family="table-column">
      <style:table-column-properties style:column-width="16.695cm" style:rel-column-width="65535*"/>
    </style:style>
    <style:style style:name="Tabla2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5" style:family="table">
      <style:table-properties style:width="16.695cm" table:align="margins" style:writing-mode="lr-tb"/>
    </style:style>
    <style:style style:name="Tabla25.A" style:family="table-column">
      <style:table-column-properties style:column-width="16.695cm" style:rel-column-width="65535*"/>
    </style:style>
    <style:style style:name="Tabla2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4" style:family="table">
      <style:table-properties style:width="16.695cm" table:align="margins" style:writing-mode="lr-tb"/>
    </style:style>
    <style:style style:name="Tabla24.A" style:family="table-column">
      <style:table-column-properties style:column-width="16.695cm" style:rel-column-width="65535*"/>
    </style:style>
    <style:style style:name="Tabla2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3" style:family="table">
      <style:table-properties style:width="16.695cm" table:align="margins" style:writing-mode="lr-tb"/>
    </style:style>
    <style:style style:name="Tabla23.A" style:family="table-column">
      <style:table-column-properties style:column-width="16.695cm" style:rel-column-width="65535*"/>
    </style:style>
    <style:style style:name="Tabla2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2" style:family="table">
      <style:table-properties style:width="16.695cm" table:align="margins" style:writing-mode="lr-tb"/>
    </style:style>
    <style:style style:name="Tabla22.A" style:family="table-column">
      <style:table-column-properties style:column-width="16.695cm" style:rel-column-width="65535*"/>
    </style:style>
    <style:style style:name="Tabla22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1" style:family="table">
      <style:table-properties style:width="16.695cm" table:align="margins" style:writing-mode="lr-tb"/>
    </style:style>
    <style:style style:name="Tabla21.A" style:family="table-column">
      <style:table-column-properties style:column-width="16.695cm" style:rel-column-width="65535*"/>
    </style:style>
    <style:style style:name="Tabla2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9" style:family="table">
      <style:table-properties style:width="16.695cm" table:align="margins" style:writing-mode="lr-tb"/>
    </style:style>
    <style:style style:name="Tabla19.A" style:family="table-column">
      <style:table-column-properties style:column-width="16.695cm" style:rel-column-width="65535*"/>
    </style:style>
    <style:style style:name="Tabla1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8" style:family="table">
      <style:table-properties style:width="16.695cm" table:align="margins" style:writing-mode="lr-tb"/>
    </style:style>
    <style:style style:name="Tabla18.A" style:family="table-column">
      <style:table-column-properties style:column-width="16.695cm" style:rel-column-width="65535*"/>
    </style:style>
    <style:style style:name="Tabla1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7" style:family="table">
      <style:table-properties style:width="16.695cm" table:align="margins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3" style:family="table">
      <style:table-properties style:width="16.695cm" table:align="margins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2" style:family="table">
      <style:table-properties style:width="16.695cm" table:align="margins" style:writing-mode="lr-tb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1" style:family="table">
      <style:table-properties style:width="16.695cm" table:align="margins" style:writing-mode="lr-tb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0" style:family="table">
      <style:table-properties style:width="16.695cm" table:align="margins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background-color="transparent" fo:padding="0.097cm" fo:border="0.3pt solid #000080">
        <style:background-image/>
      </style:table-cell-properties>
    </style:style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background-color="transparent" fo:padding="0.097cm" fo:border="0.3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officeooo:rsid="000af1bd" officeooo:paragraph-rsid="000af1bd" style:font-name-asian="Times-BoldItalic" style:font-size-asian="12pt" style:font-weight-asian="normal" style:font-name-complex="Times-BoldItalic" style:font-size-complex="12pt" style:font-weight-complex="normal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officeooo:paragraph-rsid="000af1bd"/>
    </style:style>
    <style:style style:name="P7" style:family="paragraph" style:parent-style-name="Table_20_Contents">
      <style:text-properties style:font-name="Arial" officeooo:rsid="000f7204" officeooo:paragraph-rsid="00109eb1"/>
    </style:style>
    <style:style style:name="P8" style:family="paragraph" style:parent-style-name="Table_20_Contents">
      <style:text-properties style:font-name="Arial" officeooo:rsid="000f7204" officeooo:paragraph-rsid="000f7204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officeooo:paragraph-rsid="000af1bd"/>
    </style:style>
    <style:style style:name="P11" style:family="paragraph" style:parent-style-name="Text_20_body">
      <style:text-properties style:font-name="Arial" officeooo:paragraph-rsid="000cbb65"/>
    </style:style>
    <style:style style:name="P12" style:family="paragraph" style:parent-style-name="Text_20_body">
      <style:text-properties style:font-name="Arial" officeooo:paragraph-rsid="000dbd7a"/>
    </style:style>
    <style:style style:name="P13" style:family="paragraph" style:parent-style-name="Text_20_body">
      <style:text-properties style:font-name="Arial" officeooo:paragraph-rsid="000f7204"/>
    </style:style>
    <style:style style:name="P14" style:family="paragraph" style:parent-style-name="Text_20_body">
      <style:text-properties style:font-name="Arial" officeooo:paragraph-rsid="00109eb1"/>
    </style:style>
    <style:style style:name="P15" style:family="paragraph" style:parent-style-name="Text_20_body">
      <style:text-properties style:font-name="Arial" officeooo:paragraph-rsid="001189b3"/>
    </style:style>
    <style:style style:name="P16" style:family="paragraph" style:parent-style-name="Text_20_body">
      <style:text-properties officeooo:paragraph-rsid="000af1bd"/>
    </style:style>
    <style:style style:name="P1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Text_20_body" style:list-style-name="L1">
      <style:text-properties style:font-name="Arial" fo:font-size="12pt" fo:font-weight="normal" officeooo:rsid="000af1bd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text-properties style:font-name="Arial" fo:font-size="12pt" fo:font-weight="normal" officeooo:rsid="000af1bd" officeooo:paragraph-rsid="000af1bd" style:font-size-asian="12pt" style:font-weight-asian="normal" style:font-size-complex="12pt" style:font-weight-complex="normal"/>
    </style:style>
    <style:style style:name="P20" style:family="paragraph" style:parent-style-name="Heading_20_3">
      <style:text-properties style:font-name="Arial" officeooo:rsid="000af1bd" officeooo:paragraph-rsid="000af1bd"/>
    </style:style>
    <style:style style:name="P21" style:family="paragraph" style:parent-style-name="Heading_20_3">
      <style:text-properties officeooo:paragraph-rsid="000af1bd"/>
    </style:style>
    <style:style style:name="P22" style:family="paragraph" style:parent-style-name="Heading_20_3">
      <style:paragraph-properties fo:margin-left="0cm" fo:margin-right="0.159cm" fo:text-indent="0cm" style:auto-text-indent="false"/>
      <style:text-properties style:font-name="Arial" fo:font-size="14pt" fo:font-weight="bold" officeooo:rsid="000af1bd" officeooo:paragraph-rsid="000af1bd" style:font-name-asian="Times-BoldItalic" style:font-size-asian="14pt" style:font-weight-asian="bold" style:font-name-complex="Times-BoldItalic" style:font-size-complex="14pt" style:font-weight-complex="bold"/>
    </style:style>
    <style:style style:name="T1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normal" fo:font-weight="normal" officeooo:rsid="000af1bd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fo:font-weight="normal" officeooo:rsid="000cbb65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0dbd7a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0f7204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1189b3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14e0df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4pt" fo:font-style="normal" fo:font-weight="bold" officeooo:rsid="000af1b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officeooo:rsid="000af1bd"/>
    </style:style>
    <style:style style:name="T10" style:family="text">
      <style:text-properties officeooo:rsid="0014e0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DE. IES Haría</text:p>
      <text:p text:style-name="P4">UT2. Actividad <text:span text:style-name="T10">10</text:span></text:p>
      <text:p text:style-name="P1">Cableado estructurado. <text:span text:style-name="T9">Proyecto técnico</text:span></text:p>
      <text:p text:style-name="P2"/>
      <text:h text:style-name="P22" text:outline-level="3">Introducción </text:h>
      <text:p text:style-name="P3">En el documento técnico que se adjunta se describe el proyecto técnico de red de cableado estructurado del ayuntamiento de Alhama de Murcia.</text:p>
      <text:p text:style-name="P3"/>
      <text:p text:style-name="P3">El objetivo de esta actividad es extraer información del proyecto y relacionarla con los contenidos de la unidad</text:p>
      <text:h text:style-name="P20" text:outline-level="3">Recursos</text:h>
      <text:list xml:id="list3116786689151099070" text:style-name="L1">
        <text:list-item>
          <text:p text:style-name="P18">Documento adjunto con proyecto de cableado estructurado</text:p>
        </text:list-item>
        <text:list-item>
          <text:p text:style-name="P19">Apuntes de la unidad en Wiki</text:p>
        </text:list-item>
      </text:list>
      <text:h text:style-name="P21" text:outline-level="3"><text:span text:style-name="Source_20_Text"><text:span text:style-name="T8">Tarea</text:span></text:span></text:h>
      <text:p text:style-name="P16"><text:span text:style-name="Source_20_Text"><text:span text:style-name="T2"/></text:span></text:p>
      <text:p text:style-name="P10"><text:span text:style-name="Source_20_Text"><text:span text:style-name="T2">1. Arquitectura y topología</text:span></text:span></text:p>
      <text:p text:style-name="P10"><text:span text:style-name="Source_20_Text"><text:span text:style-name="T2">¿Qué topología se sigue en el diseño?</text:span>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"/>
          </table:table-cell>
        </table:table-row>
      </table:table>
      <text:p text:style-name="P9"><text:span text:style-name="Source_20_Text"><text:span text:style-name="T1"/></text:span></text:p>
      <text:p text:style-name="P10"><text:span text:style-name="Source_20_Text"><text:span text:style-name="T2">Inserta una captura de pantalla de la topología del diseño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0"><text:span text:style-name="Source_20_Text"><text:span text:style-name="T2"/></text:span></text:p>
      <text:p text:style-name="P10"><text:span text:style-name="Source_20_Text"><text:span text:style-name="T2">2. Cableado utilizado</text:span></text:span></text:p>
      <text:p text:style-name="P14"><text:span text:style-name="Source_20_Text"><text:span text:style-name="T2">¿Qué tipo de cable de par trenzado se decide utilizar en el proyecto?</text:span></text:span>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2">¿Qué estándar Ethernet permite dicho cableado?</text:span>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oft-page-break/><text:span text:style-name="Source_20_Text"><text:span text:style-name="T2"/></text:span></text:p>
      <text:p text:style-name="P14"><text:span text:style-name="Source_20_Text"><text:span text:style-name="T2">¿Qué tipo de cable de fibra óptica se escoge para utilizar en el proyecto?</text:span>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2">¿Qué velocidad soporta dicha fibra?</text:span>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>3. Dimensionamiento</text:span></text:span></text:p>
      <text:p text:style-name="P14"><text:span text:style-name="Source_20_Text"><text:span text:style-name="T2">¿Cuántos edificios abarca el proyecto?</text:span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2">¿Como se llama a las tomas en nuestros apuntes?</text:span></text:span>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2">Inserta para cada planta de cada edificio el número total de tomas <text:s/>que tiene</text:span>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0"><text:span text:style-name="Source_20_Text"><text:span text:style-name="T2">4. Subsistemas de cableado</text:span></text:span></text:p>
      <text:p text:style-name="P14"><text:span text:style-name="Source_20_Text"><text:span text:style-name="T2">¿Qué tipo de cableado se emplea en el subsistema de cableado horizontal?</text:span></text:span><text:span text:style-name="Source_20_Text"><text:span text:style-name="T4">¿Cuantos metros de cable se adquirirán de este tipo?</text:span>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2">¿Qué </text:span></text:span><text:span text:style-name="Source_20_Text"><text:span text:style-name="T3">tipo de cableado se emplea en el subsistema de cableado troncal</text:span></text:span><text:span text:style-name="Source_20_Text"><text:span text:style-name="T2">?</text:span>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3">¿Qué tipo de conectores de fibra se utilizan?</text:span>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1"><text:span text:style-name="Source_20_Text"><text:span text:style-name="T3"/></text:span></text:p>
      <text:p text:style-name="P14"><text:soft-page-break/><text:span text:style-name="Source_20_Text"><text:span text:style-name="T4">¿De cuantos U de altura son los racks murales?¿Cuantos se utilizarán en total?</text:span>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1"><text:span text:style-name="Source_20_Text"><text:span text:style-name="T3"/></text:span></text:p>
      <text:p text:style-name="P14"><text:span text:style-name="Source_20_Text"><text:span text:style-name="T4">¿Qué ancho y profundidad tendrá la canaleta utilizada en el cableado interior?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normas se seguirán en las canalizaciones?</text:span>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tipo de canalización se utilizará en los falsos techos?</text:span>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tipo de canalización se utilizará en las bajadas de los falsos techos?</text:span>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Cuantas tomas se adquieren en total?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Cuantos conectores hay en cada toma?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2"><text:span text:style-name="Source_20_Text"><text:span text:style-name="T4">5. Planos y localizaci</text:span></text:span><text:span text:style-name="Source_20_Text"><text:span text:style-name="T7">o</text:span></text:span><text:span text:style-name="Source_20_Text"><text:span text:style-name="T4">nes</text:span></text:span></text:p>
      <text:p text:style-name="P14"><text:span text:style-name="Source_20_Text"><text:span text:style-name="T4">¿En qué edificio y planta se ubica la sala de servidores?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En qué edificio y planta no hay canaleta previa aprovechable?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/>
          </table:table-cell>
        </table:table-row>
      </table:table>
      <text:p text:style-name="P14"><text:soft-page-break/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tipo de cableado se utiliza para conectar todos los switches al switch principal ubicado en la sala de servidores?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rack es el que da servicio a menos puestos?¿En qué edificio y planta se ubica?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2"><text:span text:style-name="Source_20_Text"><text:span text:style-name="T4">6. Pliego de condiciones</text:span></text:span></text:p>
      <text:p text:style-name="P14"><text:span text:style-name="Source_20_Text"><text:span text:style-name="T4">¿Qué titulación ha de tener el director técnico?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5">¿Enumera las normas de cableado que se aplicarán?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3"><text:span text:style-name="Source_20_Text"><text:span text:style-name="T5"/></text:span></text:p>
      <text:p text:style-name="P14"><text:span text:style-name="Source_20_Text"><text:span text:style-name="T5">¿Qué calibre tiene el conductor del cable de par trenzado?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3"><text:span text:style-name="Source_20_Text"><text:span text:style-name="T5"/></text:span></text:p>
      <text:p text:style-name="P14"><text:span text:style-name="Source_20_Text"><text:span text:style-name="T5">¿Qué calibre tiene el conductor de los latiguillos de par trenzado?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3"><text:span text:style-name="Source_20_Text"><text:span text:style-name="T5"/></text:span></text:p>
      <text:p text:style-name="P13"><text:span text:style-name="Source_20_Text"><text:span text:style-name="T5">7. Requisitos de la instalación</text:span></text:span></text:p>
      <text:p text:style-name="P14"><text:span text:style-name="Source_20_Text"><text:span text:style-name="T5">¿Cuál será la longitud máxima del destrenzado del cable de par trenzado para su conexión a las tomas y paneles de parcheo?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3"><text:span text:style-name="Source_20_Text"><text:span text:style-name="T5"/></text:span></text:p>
      <text:p text:style-name="P13"><text:span text:style-name="Source_20_Text"><text:span text:style-name="T5">¿Cuál es la longitud máxima de la cubierta pelada?</text:span></text:span>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8"/>
          </table:table-cell>
        </table:table-row>
      </table:table>
      <text:p text:style-name="P13"><text:span text:style-name="Source_20_Text"><text:span text:style-name="T5"/></text:span></text:p>
      <text:p text:style-name="P15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4-10-29T09:22:15.323047241</dc:date>
    <meta:editing-cycles>38</meta:editing-cycles>
    <meta:editing-duration>PT8H22M44S</meta:editing-duration>
    <meta:generator>LibreOffice/4.2.6.3$Linux_X86_64 LibreOffice_project/420m0$Build-3</meta:generator>
    <meta:document-statistic meta:table-count="29" meta:image-count="0" meta:object-count="0" meta:page-count="5" meta:paragraph-count="46" meta:word-count="410" meta:character-count="2452" meta:non-whitespace-character-count="2088"/>
    <meta:user-defined meta:name="Información 1"/>
    <meta:user-defined meta:name="Información 2"/>
    <meta:user-defined meta:name="Información 3"/>
    <meta:user-defined meta:name="Información 4"/>
  </office:meta>
</office:document-meta>
</file>